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11b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4pt" fo:font-weight="normal" officeooo:paragraph-rsid="001c811b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DejaVu Serif" officeooo:paragraph-rsid="001c811b"/>
    </style:style>
    <style:style style:name="P4" style:family="paragraph" style:parent-style-name="Standard">
      <style:text-properties style:font-name="DejaVu Serif" fo:font-size="12pt" fo:font-weight="bold" officeooo:paragraph-rsid="001c811b" style:font-size-asian="12pt" style:font-weight-asian="bold" style:font-size-complex="12pt" style:font-weight-complex="bold"/>
    </style:style>
    <style:style style:name="P5" style:family="paragraph" style:parent-style-name="Standard" style:list-style-name="L3">
      <style:text-properties officeooo:paragraph-rsid="001c811b"/>
    </style:style>
    <style:style style:name="P6" style:family="paragraph" style:parent-style-name="Standard" style:list-style-name="L3">
      <style:text-properties officeooo:paragraph-rsid="001c964c"/>
    </style:style>
    <style:style style:name="T1" style:family="text">
      <style:text-properties officeooo:rsid="001c811b"/>
    </style:style>
    <style:style style:name="T2" style:family="text">
      <style:text-properties style:font-name="DejaVu Serif" officeooo:rsid="001c811b"/>
    </style:style>
    <style:style style:name="T3" style:family="text">
      <style:text-properties style:font-name="DejaVu Serif" officeooo:rsid="001c964c"/>
    </style:style>
    <style:style style:name="T4" style:family="text">
      <style:text-properties style:font-name="DejaVu Serif" officeooo:rsid="001da181"/>
    </style:style>
    <style:style style:name="T5" style:family="text">
      <style:text-properties style:font-name="DejaVu Serif" officeooo:rsid="001f96db"/>
    </style:style>
    <style:style style:name="T6" style:family="text">
      <style:text-properties style:font-name="DejaVu Serif" officeooo:rsid="0021d5a5"/>
    </style:style>
    <style:style style:name="T7" style:family="text">
      <style:text-properties style:font-name="DejaVu Serif" officeooo:rsid="002370c7"/>
    </style:style>
    <style:style style:name="T8" style:family="text">
      <style:text-properties style:font-name="DejaVu Serif" officeooo:rsid="0024eb97"/>
    </style:style>
    <style:style style:name="T9" style:family="text">
      <style:text-properties officeooo:rsid="001da1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Aufgabenstellung für die Belegarbeit</text:span></text:p>
      <text:p text:style-name="P3"><text:span text:style-name="T1"/></text:p>
      <text:p text:style-name="P3"><text:span text:style-name="T1"/></text:p>
      <text:p text:style-name="P3"><text:span text:style-name="T1">Name: Ronny Brendel</text:span></text:p>
      <text:p text:style-name="P3"><text:span text:style-name="T1">Immatrikulationsnummer: 3392512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Thema: Entwicklung und Analyse von Barrier</text:span><text:span text:style-name="T9">enp</text:span><text:span text:style-name="T1">rotokollen</text:span></text:p>
      <text:p text:style-name="P3"><text:span text:style-name="T1"/></text:p>
      <text:p text:style-name="P3"><text:span text:style-name="T1"/></text:p>
      <text:p text:style-name="P1"><text:span text:style-name="T2">Zielstellung:</text:span></text:p>
      <text:list xml:id="list6291371579553457749" text:style-name="L3">
        <text:list-item>
          <text:p text:style-name="P5"><text:span text:style-name="T2">Überblick aktuell genutzter Barrierenprotokolle und Implementierungs- möglichkeiten für Barrieren</text:span></text:p>
        </text:list-item>
        <text:list-item>
          <text:p text:style-name="P5"><text:span text:style-name="T2">Entwicklung mindestens einer neuen Barriere mit probabilistische</text:span><text:span text:style-name="T4">n</text:span><text:span text:style-name="T2"> </text:span><text:span text:style-name="T5">?Laufzeit-?</text:span><text:span text:style-name="T2">Eigenschaften</text:span></text:p>
        </text:list-item>
        <text:list-item>
          <text:p text:style-name="P5"><text:span text:style-name="T2">Analyse und Vergleich:</text:span></text:p>
          <text:list>
            <text:list-item>
              <text:p text:style-name="P5"><text:span text:style-name="T3">Für</text:span><text:span text:style-name="T2"> </text:span><text:span text:style-name="T6">den Fall des </text:span><text:span text:style-name="T2">gemeinsam genutzten Speicher</text:span><text:span text:style-name="T6">s</text:span><text:span text:style-name="T2"> soll ein Vertreter bisherige</text:span><text:span text:style-name="T7">r</text:span><text:span text:style-name="T2"> Barrieren und das neue Pro</text:span><text:span text:style-name="T4">to</text:span><text:span text:style-name="T2">koll mittels benchmarks und mo</text:span><text:span text:style-name="T3">del checking analysiert und verglichen werden</text:span></text:p>
            </text:list-item>
            <text:list-item>
              <text:p text:style-name="P5"><text:span text:style-name="T3">Für verteilten Speicher soll ein Vetreter bisherige</text:span><text:span text:style-name="T7">r</text:span><text:span text:style-name="T3"> Barrieren und eine Variante des neuen Protokolls mittels model checking analysiert und verglichen werden</text:span></text:p>
            </text:list-item>
            <text:list-item>
              <text:p text:style-name="P6"><text:span text:style-name="T4">Insbesondere sollen i</text:span><text:span text:style-name="T3">n beiden Fällen qualitative und quantitative Eigenschaften mit Hilfe von (propabilistischem) model checking Untersucht werden</text:span></text:p>
            </text:list-item>
          </text:list>
        </text:list-item>
        <text:list-item>
          <text:p text:style-name="P5"><text:span text:style-name="T8">Diskussion/</text:span><text:span text:style-name="T2">Überblick über </text:span><text:span text:style-name="T3">D</text:span><text:span text:style-name="T2">esign</text:span><text:span text:style-name="T3">-A</text:span><text:span text:style-name="T2">nsätze fuer Barrierenprotokolle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Betreuender Hochschullehrer: Christel Baier</text:span></text:p>
      <text:p text:style-name="P3"><text:span text:style-name="T1">Betreuer: Sascha Klüppelholz, Marcus Völp</text:span></text:p>
      <text:p text:style-name="P3"><text:span text:style-name="T1"/></text:p>
      <text:p text:style-name="P3"><text:span text:style-name="T1">Beginn: ??.??.2013</text:span></text:p>
      <text:p text:style-name="P3"><text:span text:style-name="T1">Abzugeben am: ??.??.2013</text:span></text:p>
      <text:p text:style-name="P3"><text:span text:style-name="T1"/></text:p>
      <text:p text:style-name="P3"><text:span text:style-name="T1">Unterschrift Hochschullehrer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Verteiler: Hochschullehrer, Betreuer, Student (Origin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9:56:49</meta:creation-date>
    <dc:date>2013-08-26T10:29:09</dc:date>
    <meta:editing-duration>PT11M29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2" meta:paragraph-count="18" meta:word-count="132" meta:character-count="1129" meta:non-whitespace-character-count="1022"/>
  </office:meta>
</office:document-meta>
</file>